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fe9" officeooo:paragraph-rsid="001ad150"/>
    </style:style>
    <style:style style:name="P2" style:family="paragraph" style:parent-style-name="Standard">
      <style:text-properties officeooo:rsid="001c5fe9" officeooo:paragraph-rsid="002be7b2"/>
    </style:style>
    <style:style style:name="P3" style:family="paragraph" style:parent-style-name="Standard">
      <style:text-properties officeooo:rsid="001fdd8f" officeooo:paragraph-rsid="001fdd8f"/>
    </style:style>
    <style:style style:name="P4" style:family="paragraph" style:parent-style-name="Standard">
      <style:text-properties officeooo:rsid="001c27d3" officeooo:paragraph-rsid="002be7b2"/>
    </style:style>
    <style:style style:name="P5" style:family="paragraph" style:parent-style-name="Standard">
      <style:text-properties officeooo:rsid="00191212" officeooo:paragraph-rsid="002be7b2"/>
    </style:style>
    <style:style style:name="P6" style:family="paragraph" style:parent-style-name="Standard">
      <style:text-properties officeooo:rsid="002be7b2" officeooo:paragraph-rsid="002be7b2"/>
    </style:style>
    <style:style style:name="P7" style:family="paragraph" style:parent-style-name="Header">
      <style:text-properties officeooo:rsid="002cfe9e" officeooo:paragraph-rsid="002cfe9e"/>
    </style:style>
    <style:style style:name="T1" style:family="text">
      <style:text-properties officeooo:rsid="001c27d3"/>
    </style:style>
    <style:style style:name="T2" style:family="text">
      <style:text-properties officeooo:rsid="002be7b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dc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>PROGRAM 11</text:p>
      <text:p text:style-name="P4">INPUT:</text:p>
      <text:p text:style-name="P5">#<text:span text:style-name="T1">p</text:span>rinting even numbers</text:p>
      <text:p text:style-name="P5">i=0</text:p>
      <text:p text:style-name="P5">while i&lt;=20:</text:p>
      <text:p text:style-name="P5"><text:tab/>print(i)</text:p>
      <text:p text:style-name="P5"><text:tab/>i=i+2</text:p>
      <text:p text:style-name="P5"/>
      <text:p text:style-name="P4">OUTPUT:</text:p>
      <text:p text:style-name="P4">0</text:p>
      <text:p text:style-name="P4">2</text:p>
      <text:p text:style-name="P4">4</text:p>
      <text:p text:style-name="P4">6</text:p>
      <text:p text:style-name="P4">8</text:p>
      <text:p text:style-name="P4">10</text:p>
      <text:p text:style-name="P4">12</text:p>
      <text:p text:style-name="P4">14</text:p>
      <text:p text:style-name="P4">16</text:p>
      <text:p text:style-name="P4">18</text:p>
      <text:p text:style-name="P4">20</text:p>
      <text:p text:style-name="P4"/>
      <text:p text:style-name="P4">PROGRAM 12</text:p>
      <text:p text:style-name="P4">INPUT:</text:p>
      <text:p text:style-name="P4">#orinting odd numbers</text:p>
      <text:p text:style-name="P4">i=1</text:p>
      <text:p text:style-name="P4">while i&lt;=20:</text:p>
      <text:p text:style-name="P4"><text:tab/>print(i)</text:p>
      <text:p text:style-name="P4"><text:tab/>i=i+2</text:p>
      <text:p text:style-name="P4"/>
      <text:p text:style-name="P4">OUTPUT:</text:p>
      <text:p text:style-name="P4">1</text:p>
      <text:p text:style-name="P4">3</text:p>
      <text:p text:style-name="P4">5</text:p>
      <text:p text:style-name="P4">7</text:p>
      <text:p text:style-name="P4">9</text:p>
      <text:p text:style-name="P4">11</text:p>
      <text:p text:style-name="P4">13</text:p>
      <text:p text:style-name="P4">15</text:p>
      <text:p text:style-name="P4">17</text:p>
      <text:p text:style-name="P4">19</text:p>
      <text:p text:style-name="P4"/>
      <text:p text:style-name="P4">PROGRAM 13</text:p>
      <text:p text:style-name="P4">INPUT:</text:p>
      <text:p text:style-name="P4">#printing tables</text:p>
      <text:p text:style-name="P4">n=16</text:p>
      <text:p text:style-name="P4">int(input("give me a number"))</text:p>
      <text:p text:style-name="P4">i=1</text:p>
      <text:p text:style-name="P4">while(i&lt;=20):</text:p>
      <text:p text:style-name="P4"><text:tab/>print(n,"*",i,"=",n*i)</text:p>
      <text:p text:style-name="P4"><text:tab/>i=i+1</text:p>
      <text:p text:style-name="P4"/>
      <text:p text:style-name="P4">OUTPUT:</text:p>
      <text:p text:style-name="P4">give me a number16</text:p>
      <text:p text:style-name="P4"><text:soft-page-break/>16 * 1 = 16</text:p>
      <text:p text:style-name="P4">16 * 2 = 32</text:p>
      <text:p text:style-name="P4">16 * 3 = 48</text:p>
      <text:p text:style-name="P4">16 * 4 = 64</text:p>
      <text:p text:style-name="P4">16 * 5 = 80</text:p>
      <text:p text:style-name="P4">16 * 6 = 96</text:p>
      <text:p text:style-name="P4">16 * 7 = 112</text:p>
      <text:p text:style-name="P4">16 * 8 = 128</text:p>
      <text:p text:style-name="P4">16 * 9 = 144</text:p>
      <text:p text:style-name="P4">16 * 10 = 160</text:p>
      <text:p text:style-name="P4">16 * 11 = 176</text:p>
      <text:p text:style-name="P4">16 * 12 = 192</text:p>
      <text:p text:style-name="P4">16 * 13 = 208</text:p>
      <text:p text:style-name="P4">16 * 14 = 224</text:p>
      <text:p text:style-name="P4">16 * 15 = 240</text:p>
      <text:p text:style-name="P4">16 * 16 = 256</text:p>
      <text:p text:style-name="P4">16 * 17 = 272</text:p>
      <text:p text:style-name="P4">16 * 18 = 288</text:p>
      <text:p text:style-name="P4">16 * 19 = 304</text:p>
      <text:p text:style-name="P4">16 * 20 = 320</text:p>
      <text:p text:style-name="P4"/>
      <text:p text:style-name="P4">PROGRAM 14</text:p>
      <text:p text:style-name="P4">INPUT:</text:p>
      <text:p text:style-name="P4">#using functions</text:p>
      <text:p text:style-name="P4">#reading the values</text:p>
      <text:p text:style-name="P4">x=int(input("enter a number"))</text:p>
      <text:p text:style-name="P4">y=int(input("enter another number"))</text:p>
      <text:p text:style-name="P4">#calling add function</text:p>
      <text:p text:style-name="P4">def add():</text:p>
      <text:p text:style-name="P4"><text:tab/>return x+y</text:p>
      <text:p text:style-name="P4">#calling sub function</text:p>
      <text:p text:style-name="P4">def sub():</text:p>
      <text:p text:style-name="P4"><text:tab/>return x-y</text:p>
      <text:p text:style-name="P4">#calling mult function</text:p>
      <text:p text:style-name="P4">def mult():</text:p>
      <text:p text:style-name="P4"><text:tab/>return x*y</text:p>
      <text:p text:style-name="P4">#calling div function</text:p>
      <text:p text:style-name="P4">def div():</text:p>
      <text:p text:style-name="P4"><text:tab/>return x/y</text:p>
      <text:p text:style-name="P4">print("addition=")</text:p>
      <text:p text:style-name="P4">z=add()#calling add function</text:p>
      <text:p text:style-name="P4">print(z)</text:p>
      <text:p text:style-name="P4">print("subtraction=")</text:p>
      <text:p text:style-name="P4">p=sub()#calling sub function</text:p>
      <text:p text:style-name="P4">print(p)#printing p value</text:p>
      <text:p text:style-name="P4">print("multiplication=")</text:p>
      <text:p text:style-name="P4">q=mult()#calling mult function</text:p>
      <text:p text:style-name="P4">print(q)#printing q value</text:p>
      <text:p text:style-name="P4">print("division=")</text:p>
      <text:p text:style-name="P4">r=div()#calling div function</text:p>
      <text:p text:style-name="P4">print(r)#printing r value</text:p>
      <text:p text:style-name="P5"/>
      <text:p text:style-name="P2">OUTPUT:</text:p>
      <text:p text:style-name="P2">enter a number459</text:p>
      <text:p text:style-name="P2">enter another number45</text:p>
      <text:p text:style-name="P2"><text:soft-page-break/>addition=</text:p>
      <text:p text:style-name="P2">504</text:p>
      <text:p text:style-name="P2">subtraction=</text:p>
      <text:p text:style-name="P2">414</text:p>
      <text:p text:style-name="P2">multiplication=</text:p>
      <text:p text:style-name="P2">20655</text:p>
      <text:p text:style-name="P2">division=</text:p>
      <text:p text:style-name="P2">10.2</text:p>
      <text:p text:style-name="P6"/>
      <text:p text:style-name="P3">PROGRAM 1<text:span text:style-name="T4">5</text:span></text:p>
      <text:p text:style-name="P3">INPUT:</text:p>
      <text:p text:style-name="P3">#printing a program to import ramdom function</text:p>
      <text:p text:style-name="P3">import random</text:p>
      <text:p text:style-name="P3"/>
      <text:p text:style-name="P3"/>
      <text:p text:style-name="P3">while True:</text:p>
      <text:p text:style-name="P3"><text:tab/>i=input("enter 'n' to quit")</text:p>
      <text:p text:style-name="P3"><text:tab/>if(i=='n'):</text:p>
      <text:p text:style-name="P3"><text:tab/><text:tab/>print("Bye!")</text:p>
      <text:p text:style-name="P3"><text:tab/><text:tab/>exit()</text:p>
      <text:p text:style-name="P3"/>
      <text:p text:style-name="P3"/>
      <text:p text:style-name="P3"><text:tab/>else:</text:p>
      <text:p text:style-name="P3"><text:tab/><text:tab/>print("You got",random.radint(1,6))</text:p>
      <text:p text:style-name="P3"/>
      <text:p text:style-name="P3">OUTPUT:</text:p>
      <text:p text:style-name="P3">enter 'r' to roll, 'q' to quitr</text:p>
      <text:p text:style-name="P3">You got 5</text:p>
      <text:p text:style-name="P3">enter 'r' to roll, 'q' to quitq</text:p>
      <text:p text:style-name="P3">Bye!</text:p>
      <text:p text:style-name="P3"/>
      <text:p text:style-name="P3">PROGRAM 1<text:span text:style-name="T4">6</text:span></text:p>
      <text:p text:style-name="P3">INPUT:</text:p>
      <text:p text:style-name="P3">#using random function</text:p>
      <text:p text:style-name="P3">while True:<text:tab/></text:p>
      <text:p text:style-name="P3"><text:tab/>i=input("enter 'r' to roll, 'q' to quit")#entering a letter</text:p>
      <text:p text:style-name="P3"><text:tab/>if(i=='q'):</text:p>
      <text:p text:style-name="P3"><text:tab/><text:tab/>print("Bye!")#printing a bye</text:p>
      <text:p text:style-name="P3"><text:tab/><text:tab/>exit()#exiting the program</text:p>
      <text:p text:style-name="P3"/>
      <text:p text:style-name="P3"><text:tab/>elif(i=='r'):#entering r</text:p>
      <text:p text:style-name="P3"><text:tab/><text:tab/>print("You got",random.randint(1,6))#printing a random number</text:p>
      <text:p text:style-name="P3"/>
      <text:p text:style-name="P3">OUTPUT:</text:p>
      <text:p text:style-name="P3">enter 'r' to roll, 'q' to quitr</text:p>
      <text:p text:style-name="P3">You got 6</text:p>
      <text:p text:style-name="P3">enter 'r' to roll, 'q' to quitr</text:p>
      <text:p text:style-name="P3">You got 6</text:p>
      <text:p text:style-name="P3">enter 'r' to roll, 'q' to quitr</text:p>
      <text:p text:style-name="P3">You got 4</text:p>
      <text:p text:style-name="P3">enter 'r' to roll, 'q' to quitq</text:p>
      <text:p text:style-name="P3">Bye!</text:p>
      <text:p text:style-name="P3"/>
      <text:p text:style-name="P3">PROGRAM 1<text:span text:style-name="T4">7</text:span></text:p>
      <text:p text:style-name="P3">INPUT:</text:p>
      <text:p text:style-name="P3"><text:soft-page-break/>#printing snake and ladder game </text:p>
      <text:p text:style-name="P3">import random </text:p>
      <text:p text:style-name="P3">#</text:p>
      <text:p text:style-name="P3">count=0</text:p>
      <text:p text:style-name="P3"/>
      <text:p text:style-name="P3">while(count&lt;=100):</text:p>
      <text:p text:style-name="P3"><text:tab/>n=input("press 'r' to roll the dice")</text:p>
      <text:p text:style-name="P3"><text:tab/>#start the game</text:p>
      <text:p text:style-name="P3"><text:tab/>if(n=='r'):</text:p>
      <text:p text:style-name="P3"><text:tab/>#calling random<text:tab/></text:p>
      <text:p text:style-name="P3"><text:tab/><text:tab/>r=random.randint(1,6)</text:p>
      <text:p text:style-name="P3"><text:tab/><text:tab/>count=count+r</text:p>
      <text:p text:style-name="P3"><text:tab/>#</text:p>
      <text:p text:style-name="P3"><text:tab/><text:tab/>print("u got",r)</text:p>
      <text:p text:style-name="P3"><text:tab/><text:tab/>print("new position is",count)</text:p>
      <text:p text:style-name="P3"/>
      <text:p text:style-name="P3"><text:tab/><text:tab/>if(count==8):</text:p>
      <text:p text:style-name="P3"><text:tab/><text:tab/><text:tab/>count=37</text:p>
      <text:p text:style-name="P3"><text:tab/><text:tab/><text:tab/>print(" yeah!,i got a ladder")</text:p>
      <text:p text:style-name="P3"><text:tab/><text:tab/>elif(count==11):</text:p>
      <text:p text:style-name="P3"><text:tab/><text:tab/><text:tab/>count=2</text:p>
      <text:p text:style-name="P3"><text:tab/><text:tab/><text:tab/>print("oh !,u got a snake")</text:p>
      <text:p text:style-name="P3"><text:tab/><text:tab/>elif(count==13):</text:p>
      <text:p text:style-name="P3"><text:tab/><text:tab/><text:tab/>count=34</text:p>
      <text:p text:style-name="P3"><text:tab/><text:tab/><text:tab/>print("yeah!,i got a ladder")</text:p>
      <text:p text:style-name="P3"><text:tab/><text:tab/>elif(count==25):</text:p>
      <text:p text:style-name="P3"><text:tab/><text:tab/><text:tab/>count=4</text:p>
      <text:p text:style-name="P3"><text:tab/><text:tab/><text:tab/>print("oh!,u got a snake")</text:p>
      <text:p text:style-name="P3"><text:tab/><text:tab/>elif(count==38):</text:p>
      <text:p text:style-name="P3"><text:tab/><text:tab/><text:tab/>count=9</text:p>
      <text:p text:style-name="P3"><text:tab/><text:tab/><text:tab/>print("oh!!, u got a snake")</text:p>
      <text:p text:style-name="P3"><text:tab/><text:tab/>elif(count==40):</text:p>
      <text:p text:style-name="P3"><text:tab/><text:tab/><text:tab/>count=68</text:p>
      <text:p text:style-name="P3"><text:tab/><text:tab/><text:tab/>print("yeah!,i got a ladder")</text:p>
      <text:p text:style-name="P3"><text:tab/><text:tab/>elif(count==52):</text:p>
      <text:p text:style-name="P3"><text:tab/><text:tab/><text:tab/>count=81</text:p>
      <text:p text:style-name="P3"><text:tab/><text:tab/><text:tab/>print("yeah!, i got a ladder")</text:p>
      <text:p text:style-name="P3"><text:tab/><text:tab/>elif(count==65):</text:p>
      <text:p text:style-name="P3"><text:tab/><text:tab/><text:tab/>count=46</text:p>
      <text:p text:style-name="P3"><text:tab/><text:tab/><text:tab/>print("oh!!,u got a snake")</text:p>
      <text:p text:style-name="P3"><text:tab/><text:tab/>elif(count==76):</text:p>
      <text:p text:style-name="P3"><text:tab/><text:tab/><text:tab/>count=97</text:p>
      <text:p text:style-name="P3"><text:tab/><text:tab/><text:tab/>print("yeah!!,i got a ladder")</text:p>
      <text:p text:style-name="P3"><text:tab/><text:tab/>elif(count==89):</text:p>
      <text:p text:style-name="P3"><text:tab/><text:tab/><text:tab/>count=70</text:p>
      <text:p text:style-name="P3"><text:tab/><text:tab/><text:tab/>print("ohh,u got a snake")</text:p>
      <text:p text:style-name="P3"><text:tab/><text:tab/>elif(count==93):</text:p>
      <text:p text:style-name="P3"><text:tab/><text:tab/><text:tab/>count=64</text:p>
      <text:p text:style-name="P3"><text:tab/><text:tab/><text:tab/>print("ohh!!,u got a snake")</text:p>
      <text:p text:style-name="P3"><text:tab/><text:tab/>elif(count==100):</text:p>
      <text:p text:style-name="P3"><text:tab/><text:tab/><text:tab/>print("congragulations!, u won")</text:p>
      <text:p text:style-name="P3"><text:tab/><text:tab/><text:tab/>exit()</text:p>
      <text:p text:style-name="P3"><text:tab/><text:tab/>elif(count&gt;100):</text:p>
      <text:p text:style-name="P3"><text:tab/><text:tab/><text:tab/>print("stay in the same place")</text:p>
      <text:p text:style-name="P3"><text:tab/><text:tab/><text:tab/>count=count-r</text:p>
      <text:p text:style-name="P3"><text:soft-page-break/></text:p>
      <text:p text:style-name="P3">OUTPUT:</text:p>
      <text:p text:style-name="P3">press 'r' to roll the dicer</text:p>
      <text:p text:style-name="P3">u got 2</text:p>
      <text:p text:style-name="P3">new position is 2</text:p>
      <text:p text:style-name="P3">press 'r' to roll the dicer</text:p>
      <text:p text:style-name="P3">u got 1</text:p>
      <text:p text:style-name="P3">new position is 3</text:p>
      <text:p text:style-name="P3">press 'r' to roll the dicer</text:p>
      <text:p text:style-name="P3">u got 3</text:p>
      <text:p text:style-name="P3">new position is 6</text:p>
      <text:p text:style-name="P3">press 'r' to roll the dicer</text:p>
      <text:p text:style-name="P3">u got 5</text:p>
      <text:p text:style-name="P3">new position is 11</text:p>
      <text:p text:style-name="P3">oh !,u got a snake</text:p>
      <text:p text:style-name="P3">press 'r' to roll the dicer</text:p>
      <text:p text:style-name="P3">u got 4</text:p>
      <text:p text:style-name="P3">new position is 6</text:p>
      <text:p text:style-name="P3">press 'r' to roll the dicer </text:p>
      <text:p text:style-name="P3">u got 4</text:p>
      <text:p text:style-name="P3">new position is 10</text:p>
      <text:p text:style-name="P3">press 'r' to roll the dicer</text:p>
      <text:p text:style-name="P3">u got 4</text:p>
      <text:p text:style-name="P3">new position is 14</text:p>
      <text:p text:style-name="P3">press 'r' to roll the dicer</text:p>
      <text:p text:style-name="P3">u got 6</text:p>
      <text:p text:style-name="P3">new position is 20</text:p>
      <text:p text:style-name="P3">press 'r' to roll the dicer</text:p>
      <text:p text:style-name="P3">u got 1</text:p>
      <text:p text:style-name="P3">new position is 21</text:p>
      <text:p text:style-name="P3">press 'r' to roll the dicer</text:p>
      <text:p text:style-name="P3">u got 4</text:p>
      <text:p text:style-name="P3">new position is 25</text:p>
      <text:p text:style-name="P3">oh!,u got a snake</text:p>
      <text:p text:style-name="P3">press 'r' to roll the dicer</text:p>
      <text:p text:style-name="P3">u got 1</text:p>
      <text:p text:style-name="P3">new position is 5</text:p>
      <text:p text:style-name="P3">press 'r' to roll the dicer</text:p>
      <text:p text:style-name="P3">u got 6</text:p>
      <text:p text:style-name="P3">new position is 11</text:p>
      <text:p text:style-name="P3">oh !,u got a snake</text:p>
      <text:p text:style-name="P3">press 'r' to roll the dicer</text:p>
      <text:p text:style-name="P3">u got 2</text:p>
      <text:p text:style-name="P3">new position is 4</text:p>
      <text:p text:style-name="P3">press 'r' to roll the dicer</text:p>
      <text:p text:style-name="P3">u got 1</text:p>
      <text:p text:style-name="P3">new position is 5</text:p>
      <text:p text:style-name="P3">press 'r' to roll the dicer</text:p>
      <text:p text:style-name="P3">u got 5</text:p>
      <text:p text:style-name="P3">new position is 10</text:p>
      <text:p text:style-name="P3">press 'r' to roll the dicer</text:p>
      <text:p text:style-name="P3">u got 6</text:p>
      <text:p text:style-name="P3">new position is 16</text:p>
      <text:p text:style-name="P3">press 'r' to roll the dicer</text:p>
      <text:p text:style-name="P3">u got 6</text:p>
      <text:p text:style-name="P3"><text:soft-page-break/>new position is 22</text:p>
      <text:p text:style-name="P3">press 'r' to roll the dicer</text:p>
      <text:p text:style-name="P3">u got 6</text:p>
      <text:p text:style-name="P3">new position is 28</text:p>
      <text:p text:style-name="P3">press 'r' to roll the dicer</text:p>
      <text:p text:style-name="P3">u got 3</text:p>
      <text:p text:style-name="P3">new position is 31</text:p>
      <text:p text:style-name="P3">press 'r' to roll the dicer</text:p>
      <text:p text:style-name="P3">u got 1</text:p>
      <text:p text:style-name="P3">new position is 32</text:p>
      <text:p text:style-name="P3">press 'r' to roll the dicer</text:p>
      <text:p text:style-name="P3">u got 4</text:p>
      <text:p text:style-name="P3">new position is 36</text:p>
      <text:p text:style-name="P3">press 'r' to roll the dicer</text:p>
      <text:p text:style-name="P3">u got 3</text:p>
      <text:p text:style-name="P3">new position is 39</text:p>
      <text:p text:style-name="P3">press 'r' to roll the dicer</text:p>
      <text:p text:style-name="P3">u got 4</text:p>
      <text:p text:style-name="P3">new position is 43</text:p>
      <text:p text:style-name="P3">press 'r' to roll the dicer</text:p>
      <text:p text:style-name="P3">u got 4</text:p>
      <text:p text:style-name="P3">new position is 47</text:p>
      <text:p text:style-name="P3">press 'r' to roll the dicer</text:p>
      <text:p text:style-name="P3">u got 2</text:p>
      <text:p text:style-name="P3">new position is 49</text:p>
      <text:p text:style-name="P3">press 'r' to roll the dicer</text:p>
      <text:p text:style-name="P3">u got 6</text:p>
      <text:p text:style-name="P3">new position is 55</text:p>
      <text:p text:style-name="P3">press 'r' to roll the dicer</text:p>
      <text:p text:style-name="P3">u got 6</text:p>
      <text:p text:style-name="P3">new position is 61</text:p>
      <text:p text:style-name="P3">press 'r' to roll the dicer</text:p>
      <text:p text:style-name="P3">u got 2</text:p>
      <text:p text:style-name="P3">new position is 63</text:p>
      <text:p text:style-name="P3">press 'r' to roll the dicer</text:p>
      <text:p text:style-name="P3">u got 5</text:p>
      <text:p text:style-name="P3">new position is 68</text:p>
      <text:p text:style-name="P3">press 'r' to roll the dicer</text:p>
      <text:p text:style-name="P3">u got 6</text:p>
      <text:p text:style-name="P3">new position is 74</text:p>
      <text:p text:style-name="P3">press 'r' to roll the dicer</text:p>
      <text:p text:style-name="P3">u got 2</text:p>
      <text:p text:style-name="P3">new position is 76</text:p>
      <text:p text:style-name="P3">yeah!!,i got a ladder</text:p>
      <text:p text:style-name="P3">press 'r' to roll the dicer</text:p>
      <text:p text:style-name="P3">u got 4</text:p>
      <text:p text:style-name="P3">new position is 101</text:p>
      <text:p text:style-name="P3">stay in the same place</text:p>
      <text:p text:style-name="P3">press 'r' to roll the dicer</text:p>
      <text:p text:style-name="P3">u got 3</text:p>
      <text:p text:style-name="P3">new position is 100</text:p>
      <text:p text:style-name="P3">congragulations!, u w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fe9e" officeooo:paragraph-rsid="002cfe9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MING WITH PYTHON <text:s/></text:span><text:s text:c="40"/>SAHANA B 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28:00.824937939</meta:creation-date>
    <dc:date>2018-10-04T12:39:11.742050235</dc:date>
    <meta:editing-duration>PT37M2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6" meta:paragraph-count="306" meta:word-count="937" meta:character-count="4898" meta:non-whitespace-character-count="4076"/>
  </office:meta>
</office:document-meta>
</file>